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1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2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</text:p>
      <text:p text:style-name="P15"/>
      <text:p text:style-name="P15">Mon Sept 9,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Standard">Warm down: <text:span text:style-name="T10"><text:s/>400m jog</text:span> 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09T22:03:02.20</dc:date>
    <dc:creator>James  Lombardi</dc:creator>
    <meta:editing-duration>P4DT11H55M29S</meta:editing-duration>
    <meta:editing-cycles>387</meta:editing-cycles>
    <meta:generator>OpenOffice/4.1.2$Win32 OpenOffice.org_project/412m3$Build-9782</meta:generator>
    <meta:document-statistic meta:table-count="0" meta:image-count="0" meta:object-count="0" meta:page-count="8" meta:paragraph-count="240" meta:word-count="2508" meta:character-count="12562"/>
  </office:meta>
</office:document-meta>
</file>